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top="0cm" fo:margin-bottom="0.106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2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5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style:font-name="Arial" fo:font-size="14pt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style:font-name="Arial" fo:font-size="14pt" fo:font-weight="normal" style:font-size-asian="14pt" style:font-size-complex="14pt"/>
    </style:style>
    <style:style style:name="P7" style:family="paragraph" style:parent-style-name="Text_20_body" style:list-style-name="L1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Text_20_body" style:list-style-name="L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9" style:family="paragraph" style:parent-style-name="Text_20_body" style:list-style-name="L3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0" style:family="paragraph" style:parent-style-name="Text_20_body" style:list-style-name="L4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1" style:family="paragraph" style:parent-style-name="Text_20_body" style:list-style-name="L5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ext_20_body" style:list-style-name="L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13" style:family="paragraph" style:parent-style-name="Text_20_body" style:list-style-name="L3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14" style:family="paragraph" style:parent-style-name="Text_20_body" style:list-style-name="L5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1pt" fo:font-style="italic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1" fo:font-style="italic" style:text-underline-style="none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15" style:family="text">
      <style:text-properties fo:font-variant="normal" fo:text-transform="none" fo:color="#000000" style:text-line-through-style="none" fo:font-style="italic" style:text-underline-style="none" style:text-blinking="false" fo:background-color="transparent"/>
    </style:style>
    <style:style style:name="T16" style:family="text">
      <style:text-properties fo:font-variant="normal" fo:text-transform="none" fo:color="#000000" style:text-line-through-style="none" fo:font-style="italic" style:text-underline-style="none" style:text-blinking="false" fo:background-color="transparent" style:font-style-asian="italic" style:font-style-complex="italic"/>
    </style:style>
    <style:style style:name="T17" style:family="text">
      <style:text-properties fo:font-weight="bold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89970f6c-4995-b6c2-ab17-ba1abc09ffa5"/>EA876 - Trabalho 1</text:p>
      <text:p text:style-name="P5"><text:span text:style-name="T12">O problema com o qual vamos lidar neste trabalho é a detecção de elementos em notas fiscais. As notas fiscais são tipicamente disponibilizadas em XML, mas não há nenhum tipo de padrão para a organização dos documentos XML em diferentes municípios. Por isso, municípios diferentes fazem documentos XML diferentes.</text:span></text:p>
      <text:p text:style-name="P1"/>
      <text:p text:style-name="P3">O objetivo técnico do trabalho é fazer um programa de computador que recebe na entrada um documento XML e gera uma tabela (em formato CSV) contendo as seguintes informações:</text:p>
      <text:p text:style-name="P1"/>
      <text:list xml:id="list530376207" text:style-name="L1">
        <text:list-item>
          <text:p text:style-name="P7">Município gerador</text:p>
        </text:list-item>
        <text:list-item>
          <text:p text:style-name="P7">Município prestador</text:p>
        </text:list-item>
        <text:list-item>
          <text:p text:style-name="P7">Valor do serviço</text:p>
        </text:list-item>
        <text:list-item>
          <text:p text:style-name="P7">ISS retido</text:p>
        </text:list-item>
      </text:list>
      <text:p text:style-name="P1"/>
      <text:p text:style-name="P4">Restrições</text:p>
      <text:list xml:id="list1419607516" text:style-name="L2">
        <text:list-item>
          <text:p text:style-name="P12"><text:span text:style-name="T1">Este trabalho tem o objetivo de permitir a aplicação de gramáticas livres de contexto para navegar em arquivos XML. Por isso, </text:span><text:span text:style-name="T2">não será permitido usar bibliotecas que fazem parsing de XML</text:span><text:span text:style-name="T1">. Outras bibliotecas podem ser usadas dependendo do tipo de solução adotada pelo grupo (por exemplo, regex.h) </text:span></text:p>
        </text:list-item>
        <text:list-item>
          <text:p text:style-name="P8">O grupo deverá implementar sua solução usando Lex/Flex, Yacc/Bison e C. Python poderá, opcionalmente, ser usado, desde que não use nenhum pacote que realiza as atividades-fim do projeto.</text:p>
        </text:list-item>
      </text:list>
      <text:p text:style-name="P1"/>
      <text:p text:style-name="P4">O que entregar</text:p>
      <text:list xml:id="list244034759" text:style-name="L3">
        <text:list-item>
          <text:p text:style-name="P9">O código-fonte deverá ser entregue comentado de forma que seja possível entender o raciocínio do grupo através dos comentários.</text:p>
        </text:list-item>
        <text:list-item>
          <text:p text:style-name="P9"><text:soft-page-break/>Um arquivo Makefile e instruções de uso para permitir testar o programa enviado.</text:p>
        </text:list-item>
        <text:list-item>
          <text:p text:style-name="P13"><text:span text:style-name="T1">O grupo deverá entregar um relatório curto (de até 1 página, em formato coluna dupla), em formato </text:span><text:span text:style-name="T17">PDF</text:span><text:span text:style-name="T1">.</text:span></text:p>
        </text:list-item>
        <text:list-item>
          <text:p text:style-name="P13"><text:span text:style-name="T1">O código e o relatório deverão ser entregues num arquivo .zip através do sistema do Classroom. Por favor, deixe o relatório num diretório chamado </text:span><text:span text:style-name="T17">doc</text:span><text:span text:style-name="T1"> os códigos fontes num diretório chamado </text:span><text:span text:style-name="T17">src</text:span><text:span text:style-name="T1"> e o Makefile no diretório raiz.</text:span></text:p>
        </text:list-item>
      </text:list>
      <text:p text:style-name="P1"/>
      <text:p text:style-name="P4">Sobre o relatório</text:p>
      <text:p text:style-name="P6"><text:span text:style-name="T13">O relatório é um texto </text:span><text:span text:style-name="T15">científico</text:span><text:span text:style-name="T11"> </text:span><text:span text:style-name="T13">e </text:span><text:span text:style-name="T15">objetivo</text:span><text:span text:style-name="T11"> e </text:span><text:span text:style-name="T16">auto-contido</text:span><text:span text:style-name="T11"> </text:span><text:span text:style-name="T13">que tem o propósito de mostrar que a solução adotada pelo grupo é relevante e correta. Ele deve ser divido em três partes:</text:span></text:p>
      <text:list xml:id="list1389743907" text:style-name="L4">
        <text:list-item>
          <text:p text:style-name="P10">Introdução: como o problema foi modelado computacionalmente (por exemplo: por que algumas partes do problema são resolvidas com RegEx?)</text:p>
        </text:list-item>
        <text:list-item>
          <text:p text:style-name="P10">Método: como a solução funciona, de maneira tal que possa ser re-implementada por outro grupo.</text:p>
        </text:list-item>
        <text:list-item>
          <text:p text:style-name="P10">Resultados: como o grupo avaliou que sua solução funciona.</text:p>
        </text:list-item>
      </text:list>
      <text:p text:style-name="P1"/>
      <text:p text:style-name="P6"><text:span text:style-name="T13">O que </text:span><text:span text:style-name="T14">não</text:span><text:span text:style-name="T11"> </text:span><text:span text:style-name="T13">colocar no relatório:</text:span></text:p>
      <text:list xml:id="list837531694" text:style-name="L5">
        <text:list-item>
          <text:p text:style-name="P11">Frases especulativas. Toda frase do relatório deve ser uma citação da literatura, ou uma observação direta, ou o resultado de um raciocínio, ou parte do senso comum.</text:p>
        </text:list-item>
        <text:list-item>
          <text:p text:style-name="P14"><text:span text:style-name="T1">Superlativos e floreios: “as gramáticas regulares são </text:span><text:span text:style-name="T2">essenciais</text:span><text:span text:style-name="T1"> para…” ou “o experimento foi um </text:span><text:span text:style-name="T2">sucesso</text:span><text:span text:style-name="T1">!”</text:span></text:p>
        </text:list-item>
        <text:list-item>
          <text:p text:style-name="P11">Demonstrações de teoremas e outros raciocínios muito longos: nesse caso, é melhor citar a conclusão que está usando e indicar a referência de onde tirou.</text:p>
        </text:list-item>
        <text:list-item>
          <text:p text:style-name="P11">Fatos que são corretos, mas que não têm nenhuma ligação com o <text:soft-page-break/>trabalho em si: “a decisão sobre a validade de strings em gramáticas regulares pode ser resolvida usando autômatos finitos”.</text:p>
        </text:list-item>
      </text:list>
      <text:p text:style-name="P1"/>
      <text:p text:style-name="P4">Datas importantes</text:p>
      <text:p text:style-name="P6"><text:span text:style-name="T14">Quarta, 21/março:</text:span><text:span text:style-name="T11"> </text:span><text:span text:style-name="T13">encontro com equipe da Visagio e discussão sobre os critérios de avaliação do trabalho.</text:span></text:p>
      <text:p text:style-name="P6"><text:span text:style-name="T14">Quarta, 18/abril:</text:span><text:span text:style-name="T11"> </text:span><text:span text:style-name="T13">faremos um dia de revisão do relatório em sala. Cada dupla deve trazer duas cópias físicas do seu relatório, pois analisaremos os relatórios uns dos outros.</text:span></text:p>
      <text:p text:style-name="P6"><text:span text:style-name="T14">Sexta, 20/abril:</text:span><text:span text:style-name="T11"> </text:span><text:span text:style-name="T13">entrega final do código e do relatório. Este relatório deverá incorporar as modificações propostas na aula do dia 18. O prazo de entrega é às 23h59min</text:span></text:p>
      <text:p text:style-name="P1"/>
      <text:p text:style-name="P4">Notas</text:p>
      <text:p text:style-name="P3">O trabalho e o código receberão cada um uma nota de 0 a 10. Se ambas as notas forem acima de 3, nota final do trabalho será a média entre as duas notas. Se algum for inferior a 3, então a nota do trabalho será o mínimo entre as duas notas.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3-21T14:22:57</meta:creation-date>
    <meta:document-statistic meta:table-count="0" meta:image-count="0" meta:object-count="0" meta:page-count="3" meta:paragraph-count="32" meta:word-count="587" meta:character-count="3474"/>
    <dc:date>2018-03-24T09:46:08</dc:date>
    <dc:creator>Tiago Tavares</dc:creator>
    <meta:editing-duration>PT15H36M24S</meta:editing-duration>
    <meta:editing-cycles>1</meta:editing-cycles>
    <meta:generator>OpenOffice.org/3.3$Unix OpenOffice.org_project/330m20$Build-9567</meta:generator>
  </office:meta>
</office:document-meta>
</file>